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4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1" table:style-name="ta1">
        <table:shapes>
          <draw:frame draw:z-index="0" draw:style-name="gr1" draw:text-style-name="P1" svg:width="159.99mm" svg:height="89.99mm" svg:x="80.27mm" svg:y="1mm">
            <loext:p draw:notify-on-update-of-ranges="cameraslog_1.A1:cameraslog_1.A1 cameraslog_1.A2:cameraslog_1.A1001 cameraslog_1.B1:cameraslog_1.B1 cameraslog_1.B2:cameraslog_1.B1001 cameraslog_1.A1:cameraslog_1.A1 cameraslog_1.A2:cameraslog_1.A1001 cameraslog_1.C1:cameraslog_1.C1 cameraslog_1.C2:cameraslog_1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72626" calcext:value-type="float">
            <text:p>7,8726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529452" calcext:value-type="float">
            <text:p>8,5294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256272" calcext:value-type="float">
            <text:p>9,2562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47364" calcext:value-type="float">
            <text:p>10,0473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960825" calcext:value-type="float">
            <text:p>9,9608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771008" calcext:value-type="float">
            <text:p>10,7710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555099" calcext:value-type="float">
            <text:p>11,5550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555099" calcext:value-type="float">
            <text:p>11,5550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555099" calcext:value-type="float">
            <text:p>11,5550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555099" calcext:value-type="float">
            <text:p>11,5550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468545" calcext:value-type="float">
            <text:p>11,4685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204268" calcext:value-type="float">
            <text:p>12,2042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995359" calcext:value-type="float">
            <text:p>12,9953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995359" calcext:value-type="float">
            <text:p>12,9953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801086" calcext:value-type="float">
            <text:p>13,8010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801086" calcext:value-type="float">
            <text:p>13,8010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801086" calcext:value-type="float">
            <text:p>13,8010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570542" calcext:value-type="float">
            <text:p>14,5705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809361" calcext:value-type="float">
            <text:p>13,809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809361" calcext:value-type="float">
            <text:p>13,809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809361" calcext:value-type="float">
            <text:p>13,809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809361" calcext:value-type="float">
            <text:p>13,809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809361" calcext:value-type="float">
            <text:p>13,809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.809361" calcext:value-type="float">
            <text:p>13,809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791543" calcext:value-type="float">
            <text:p>13,7915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008089" calcext:value-type="float">
            <text:p>13,0080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008089" calcext:value-type="float">
            <text:p>13,0080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211907" calcext:value-type="float">
            <text:p>12,2119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211907" calcext:value-type="float">
            <text:p>12,2119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211907" calcext:value-type="float">
            <text:p>12,2119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211907" calcext:value-type="float">
            <text:p>12,2119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197907" calcext:value-type="float">
            <text:p>12,1979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197907" calcext:value-type="float">
            <text:p>12,1979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.197907" calcext:value-type="float">
            <text:p>12,1979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197907" calcext:value-type="float">
            <text:p>12,1979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.197907" calcext:value-type="float">
            <text:p>12,1979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.197907" calcext:value-type="float">
            <text:p>12,1979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380725" calcext:value-type="float">
            <text:p>11,3807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380725" calcext:value-type="float">
            <text:p>11,3807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688914" calcext:value-type="float">
            <text:p>10,6889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688914" calcext:value-type="float">
            <text:p>10,6889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613815" calcext:value-type="float">
            <text:p>10,6138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594087" calcext:value-type="float">
            <text:p>10,5940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594087" calcext:value-type="float">
            <text:p>10,5940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594087" calcext:value-type="float">
            <text:p>10,5940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83736" calcext:value-type="float">
            <text:p>9,837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066632" calcext:value-type="float">
            <text:p>9,0666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066632" calcext:value-type="float">
            <text:p>9,0666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066632" calcext:value-type="float">
            <text:p>9,0666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066632" calcext:value-type="float">
            <text:p>9,0666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066632" calcext:value-type="float">
            <text:p>9,0666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066632" calcext:value-type="float">
            <text:p>9,0666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325175" calcext:value-type="float">
            <text:p>8,325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325175" calcext:value-type="float">
            <text:p>8,325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702095" calcext:value-type="float">
            <text:p>7,702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702095" calcext:value-type="float">
            <text:p>7,702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702095" calcext:value-type="float">
            <text:p>7,702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702095" calcext:value-type="float">
            <text:p>7,702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702095" calcext:value-type="float">
            <text:p>7,702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702095" calcext:value-type="float">
            <text:p>7,702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702095" calcext:value-type="float">
            <text:p>7,702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702095" calcext:value-type="float">
            <text:p>7,702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702095" calcext:value-type="float">
            <text:p>7,702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702095" calcext:value-type="float">
            <text:p>7,702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702095" calcext:value-type="float">
            <text:p>7,702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702095" calcext:value-type="float">
            <text:p>7,702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702095" calcext:value-type="float">
            <text:p>7,702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056085" calcext:value-type="float">
            <text:p>7,0560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056085" calcext:value-type="float">
            <text:p>7,0560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056085" calcext:value-type="float">
            <text:p>7,0560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056085" calcext:value-type="float">
            <text:p>7,0560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056085" calcext:value-type="float">
            <text:p>7,0560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056085" calcext:value-type="float">
            <text:p>7,0560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363641" calcext:value-type="float">
            <text:p>6,3636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256098" calcext:value-type="float">
            <text:p>6,2560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256098" calcext:value-type="float">
            <text:p>6,2560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622821" calcext:value-type="float">
            <text:p>5,6228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622821" calcext:value-type="float">
            <text:p>5,6228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526726" calcext:value-type="float">
            <text:p>5,5267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526726" calcext:value-type="float">
            <text:p>5,5267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526726" calcext:value-type="float">
            <text:p>5,5267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526726" calcext:value-type="float">
            <text:p>5,5267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526726" calcext:value-type="float">
            <text:p>5,5267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526726" calcext:value-type="float">
            <text:p>5,5267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526726" calcext:value-type="float">
            <text:p>5,5267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526726" calcext:value-type="float">
            <text:p>5,5267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526726" calcext:value-type="float">
            <text:p>5,5267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526726" calcext:value-type="float">
            <text:p>5,5267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526726" calcext:value-type="float">
            <text:p>5,5267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498722" calcext:value-type="float">
            <text:p>5,4987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498722" calcext:value-type="float">
            <text:p>5,4987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498722" calcext:value-type="float">
            <text:p>5,4987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498722" calcext:value-type="float">
            <text:p>5,4987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498722" calcext:value-type="float">
            <text:p>5,4987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498722" calcext:value-type="float">
            <text:p>5,4987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498722" calcext:value-type="float">
            <text:p>5,4987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498722" calcext:value-type="float">
            <text:p>5,4987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498722" calcext:value-type="float">
            <text:p>5,4987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498722" calcext:value-type="float">
            <text:p>5,4987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498722" calcext:value-type="float">
            <text:p>5,4987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498722" calcext:value-type="float">
            <text:p>5,4987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498722" calcext:value-type="float">
            <text:p>5,4987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498722" calcext:value-type="float">
            <text:p>5,4987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901716" calcext:value-type="float">
            <text:p>4,9017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901716" calcext:value-type="float">
            <text:p>4,9017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901716" calcext:value-type="float">
            <text:p>4,9017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901716" calcext:value-type="float">
            <text:p>4,9017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901716" calcext:value-type="float">
            <text:p>4,9017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901716" calcext:value-type="float">
            <text:p>4,9017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901716" calcext:value-type="float">
            <text:p>4,9017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901716" calcext:value-type="float">
            <text:p>4,9017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901716" calcext:value-type="float">
            <text:p>4,9017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146902" calcext:value-type="float">
            <text:p>4,1469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146902" calcext:value-type="float">
            <text:p>4,1469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146902" calcext:value-type="float">
            <text:p>4,1469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146902" calcext:value-type="float">
            <text:p>4,1469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146902" calcext:value-type="float">
            <text:p>4,1469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119538" calcext:value-type="float">
            <text:p>4,11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505356" calcext:value-type="float">
            <text:p>3,505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712359" calcext:value-type="float">
            <text:p>2,71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.110281" calcext:value-type="float">
            <text:p>2,11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3:02:25.808000000</dc:date>
    <meta:editing-duration>PT2M41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1.A1:cameraslog_1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1.B2:cameraslog_1.B1001" chart:label-cell-address="cameraslog_1.B1:cameraslog_1.B1" chart:class="chart:scatter">
            <chart:domain table:cell-range-address="cameraslog_1.A2:cameraslog_1.A1001"/>
            <chart:data-point chart:repeated="1000"/>
          </chart:series>
          <chart:series chart:style-name="ch8" chart:values-cell-range-address="cameraslog_1.C2:cameraslog_1.C1001" chart:label-cell-address="cameraslog_1.C1:cameraslog_1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1.B1:cameraslog_1.B1</svg:desc>
                </draw:g>
              </table:table-cell>
              <table:table-cell office:value-type="string">
                <text:p>number of cameras</text:p>
                <draw:g>
                  <svg:desc>cameraslog_1.C1:cameraslog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1.A2:cameraslog_1.A1001</svg:desc>
                </draw:g>
              </table:table-cell>
              <table:table-cell office:value-type="float" office:value="7.872626">
                <text:p>7.872626</text:p>
                <draw:g>
                  <svg:desc>cameraslog_1.B2:cameraslog_1.B1001</svg:desc>
                </draw:g>
              </table:table-cell>
              <table:table-cell office:value-type="float" office:value="9">
                <text:p>9</text:p>
                <draw:g>
                  <svg:desc>cameraslog_1.C2:cameraslog_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529452">
                <text:p>8.529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256272">
                <text:p>9.2562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047364">
                <text:p>10.0473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.960825">
                <text:p>9.9608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771008">
                <text:p>10.7710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555099">
                <text:p>11.5550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555099">
                <text:p>11.5550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555099">
                <text:p>11.5550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555099">
                <text:p>11.5550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468545">
                <text:p>11.4685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.204268">
                <text:p>12.2042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.995359">
                <text:p>12.9953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.995359">
                <text:p>12.9953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.801086">
                <text:p>13.8010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.801086">
                <text:p>13.8010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.801086">
                <text:p>13.8010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.570542">
                <text:p>14.5705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.809361">
                <text:p>13.809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.809361">
                <text:p>13.809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.809361">
                <text:p>13.809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3.809361">
                <text:p>13.809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.809361">
                <text:p>13.809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.809361">
                <text:p>13.809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.791543">
                <text:p>13.7915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008089">
                <text:p>13.0080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008089">
                <text:p>13.0080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211907">
                <text:p>12.2119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.211907">
                <text:p>12.2119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.211907">
                <text:p>12.2119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.211907">
                <text:p>12.2119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197907">
                <text:p>12.1979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2.197907">
                <text:p>12.1979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2.197907">
                <text:p>12.1979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2.197907">
                <text:p>12.1979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.197907">
                <text:p>12.1979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.197907">
                <text:p>12.1979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380725">
                <text:p>11.3807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380725">
                <text:p>11.3807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688914">
                <text:p>10.6889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.688914">
                <text:p>10.6889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.613815">
                <text:p>10.613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.594087">
                <text:p>10.5940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.594087">
                <text:p>10.5940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.594087">
                <text:p>10.5940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.83736">
                <text:p>9.837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.066632">
                <text:p>9.0666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.066632">
                <text:p>9.0666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.066632">
                <text:p>9.0666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.066632">
                <text:p>9.0666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.066632">
                <text:p>9.0666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.066632">
                <text:p>9.0666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325175">
                <text:p>8.325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325175">
                <text:p>8.325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.702095">
                <text:p>7.7020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702095">
                <text:p>7.7020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702095">
                <text:p>7.7020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702095">
                <text:p>7.7020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.702095">
                <text:p>7.7020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702095">
                <text:p>7.7020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702095">
                <text:p>7.7020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702095">
                <text:p>7.7020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702095">
                <text:p>7.7020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.702095">
                <text:p>7.7020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702095">
                <text:p>7.7020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.702095">
                <text:p>7.7020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.702095">
                <text:p>7.7020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056085">
                <text:p>7.0560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056085">
                <text:p>7.0560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.056085">
                <text:p>7.0560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.056085">
                <text:p>7.0560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056085">
                <text:p>7.0560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056085">
                <text:p>7.0560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.363641">
                <text:p>6.3636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.256098">
                <text:p>6.2560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.256098">
                <text:p>6.2560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.622821">
                <text:p>5.622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.622821">
                <text:p>5.622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.526726">
                <text:p>5.5267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.526726">
                <text:p>5.5267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.526726">
                <text:p>5.5267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.526726">
                <text:p>5.5267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.526726">
                <text:p>5.5267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.526726">
                <text:p>5.5267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.526726">
                <text:p>5.5267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.526726">
                <text:p>5.5267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.526726">
                <text:p>5.5267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.526726">
                <text:p>5.5267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.526726">
                <text:p>5.5267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.498722">
                <text:p>5.498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.498722">
                <text:p>5.498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.498722">
                <text:p>5.498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.498722">
                <text:p>5.498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.498722">
                <text:p>5.498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.498722">
                <text:p>5.498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.498722">
                <text:p>5.498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.498722">
                <text:p>5.498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.498722">
                <text:p>5.498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.498722">
                <text:p>5.498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.498722">
                <text:p>5.498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.498722">
                <text:p>5.498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.498722">
                <text:p>5.498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.498722">
                <text:p>5.498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4.901716">
                <text:p>4.901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.901716">
                <text:p>4.901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.901716">
                <text:p>4.901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.901716">
                <text:p>4.901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.901716">
                <text:p>4.901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.901716">
                <text:p>4.901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.901716">
                <text:p>4.901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.901716">
                <text:p>4.901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.901716">
                <text:p>4.901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4.146902">
                <text:p>4.146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.146902">
                <text:p>4.146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.146902">
                <text:p>4.146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.146902">
                <text:p>4.146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.146902">
                <text:p>4.146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.119538">
                <text:p>4.11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.505356">
                <text:p>3.505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.712359">
                <text:p>2.71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110281">
                <text:p>2.11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